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7000034320000255010E527F9.svm"/>
  <manifest:file-entry manifest:media-type="" manifest:full-path="Pictures/20000007000030FE000020AA01C8F1F3.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5pt solid #000000" fo:border-right="none" fo:border-top="0.05pt solid #000000" fo:border-bottom="0.05pt solid #000000"/>
    </style:style>
    <style:style style:name="Software.D1" style:family="table-cell">
      <style:table-cell-properties fo:padding="0.097cm" fo:border="0.05pt solid #000000"/>
    </style:style>
    <style:style style:name="Software.A2" style:family="table-cell">
      <style:table-cell-properties fo:padding="0.097cm" fo:border-left="0.05pt solid #000000" fo:border-right="none" fo:border-top="none" fo:border-bottom="0.05pt solid #000000"/>
    </style:style>
    <style:style style:name="Software.D2" style:family="table-cell">
      <style:table-cell-properties fo:padding="0.097cm" fo:border-left="0.05pt solid #000000" fo:border-right="0.05pt solid #000000" fo:border-top="none" fo:border-bottom="0.05pt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5pt solid #000000" fo:border-right="none" fo:border-top="0.05pt solid #000000" fo:border-bottom="0.05pt solid #000000"/>
    </style:style>
    <style:style style:name="Hardware.D1" style:family="table-cell">
      <style:table-cell-properties fo:padding="0.097cm" fo:border="0.05pt solid #000000"/>
    </style:style>
    <style:style style:name="Hardware.A2" style:family="table-cell">
      <style:table-cell-properties fo:padding="0.097cm" fo:border-left="0.05pt solid #000000" fo:border-right="none" fo:border-top="none" fo:border-bottom="0.05pt solid #000000"/>
    </style:style>
    <style:style style:name="Hardware.D2" style:family="table-cell">
      <style:table-cell-properties fo:padding="0.097cm" fo:border-left="0.05pt solid #000000" fo:border-right="0.05pt solid #000000" fo:border-top="none" fo:border-bottom="0.05pt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5"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6"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7"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8"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9" style:family="paragraph" style:parent-style-name="Body_20_Text_20_3">
      <style:paragraph-properties fo:line-height="150%"/>
      <style:text-properties style:use-window-font-color="true" style:font-name="Arial1" fo:font-size="12pt" style:font-size-asian="12pt" style:font-size-complex="12pt"/>
    </style:style>
    <style:style style:name="P10" style:family="paragraph" style:parent-style-name="Normal">
      <style:paragraph-properties fo:line-height="150%" style:snap-to-layout-grid="false"/>
    </style:style>
    <style:style style:name="P11" style:family="paragraph" style:parent-style-name="Normal">
      <style:paragraph-properties fo:line-height="150%" fo:text-align="start" style:justify-single-word="false"/>
    </style:style>
    <style:style style:name="P12" style:family="paragraph" style:parent-style-name="Normal">
      <style:paragraph-properties fo:line-height="150%"/>
      <style:text-properties style:use-window-font-color="true" style:font-name="Arial1"/>
    </style:style>
    <style:style style:name="P13" style:family="paragraph" style:parent-style-name="Normal">
      <style:paragraph-properties fo:line-height="150%"/>
      <style:text-properties style:use-window-font-color="true" style:font-name="Arial1" fo:font-size="16pt" style:font-size-asian="16pt"/>
    </style:style>
    <style:style style:name="P14"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15"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16"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17" style:family="paragraph" style:parent-style-name="Normal">
      <style:paragraph-properties fo:line-height="150%"/>
      <style:text-properties style:use-window-font-color="true" style:font-name="Arial1" fo:font-size="12pt" style:font-size-asian="12pt" style:font-size-complex="12pt"/>
    </style:style>
    <style:style style:name="P18"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19"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20"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21"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22"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23"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24" style:family="paragraph" style:parent-style-name="Normal">
      <style:paragraph-properties fo:line-height="150%" style:snap-to-layout-grid="false"/>
      <style:text-properties style:font-name="Arial1" style:font-weight-complex="bold"/>
    </style:style>
    <style:style style:name="P25"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26"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27"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28"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29"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0"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1"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2"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3" style:family="paragraph" style:parent-style-name="Text_20_body">
      <style:paragraph-properties fo:line-height="150%"/>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fo:font-weight="bold" style:font-weight-asian="bold" style:font-weight-complex="bold"/>
    </style:style>
    <style:style style:name="P36" style:family="paragraph" style:parent-style-name="Table_20_Contents">
      <style:paragraph-properties fo:text-align="center" style:justify-single-word="false"/>
      <style:text-properties fo:font-weight="normal" style:font-weight-asian="normal" style:font-weight-complex="normal"/>
    </style:style>
    <style:style style:name="P37" style:family="paragraph" style:parent-style-name="Standard">
      <style:paragraph-properties fo:line-height="150%"/>
      <style:text-properties style:use-window-font-color="true" style:font-name="Arial1" fo:font-size="12pt" style:font-size-asian="12pt" style:font-size-complex="12pt"/>
    </style:style>
    <style:style style:name="P38" style:family="paragraph" style:parent-style-name="Standard">
      <style:paragraph-properties fo:line-height="150%"/>
    </style:style>
    <style:style style:name="P39" style:family="paragraph" style:parent-style-name="Standard">
      <style:paragraph-properties fo:line-height="150%"/>
      <style:text-properties style:font-name="Arial1" fo:font-size="12pt" style:font-size-asian="12pt" style:font-size-complex="12pt"/>
    </style:style>
    <style:style style:name="P40" style:family="paragraph" style:parent-style-name="Text_20_body">
      <style:paragraph-properties fo:line-height="150%"/>
    </style:style>
    <style:style style:name="P41" style:family="paragraph" style:parent-style-name="Text_20_body" style:list-style-name="L1">
      <style:paragraph-properties fo:line-height="150%"/>
    </style:style>
    <style:style style:name="P42" style:family="paragraph" style:parent-style-name="Text_20_body" style:list-style-name="L2">
      <style:paragraph-properties fo:line-height="150%"/>
    </style:style>
    <style:style style:name="P43" style:family="paragraph" style:parent-style-name="Text_20_body" style:list-style-name="L3">
      <style:paragraph-properties fo:line-height="150%"/>
    </style:style>
    <style:style style:name="P44"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45" style:family="paragraph" style:parent-style-name="Normal">
      <style:paragraph-properties fo:line-height="150%"/>
      <style:text-properties style:use-window-font-color="true" style:font-name="Arial1"/>
    </style:style>
    <style:style style:name="P46" style:family="paragraph" style:parent-style-name="Heading_20_1" style:list-style-name="">
      <style:paragraph-properties fo:line-height="150%"/>
    </style:style>
    <style:style style:name="P47" style:family="paragraph" style:parent-style-name="Heading_20_1" style:list-style-name="">
      <style:paragraph-properties fo:line-height="150%" fo:break-before="page"/>
    </style:style>
    <style:style style:name="P48" style:family="paragraph" style:parent-style-name="Heading_20_2">
      <style:paragraph-properties fo:line-height="150%"/>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font-weight-complex="bold"/>
    </style:style>
    <style:style style:name="T7" style:family="text">
      <style:text-properties style:use-window-font-color="true" style:font-name="Arial1" fo:font-size="12pt" style:font-size-asian="12pt" style:font-name-complex="Arial1" style:font-size-complex="12pt"/>
    </style:style>
    <style:style style:name="T8"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0" style:family="text">
      <style:text-properties style:use-window-font-color="true" style:font-name="Arial1" fo:font-size="12pt" fo:font-weight="normal" style:font-size-asian="12pt" style:font-weight-asian="normal" style:font-size-complex="12pt" style:font-weight-complex="normal"/>
    </style:style>
    <style:style style:name="T11"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2"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3" style:family="text">
      <style:text-properties style:use-window-font-color="true" style:font-name="Arial1" fo:font-size="12pt" fo:background-color="#ffff00" style:font-size-asian="12pt" style:font-name-complex="Arial1" style:font-size-complex="12pt"/>
    </style:style>
    <style:style style:name="T14" style:family="text">
      <style:text-properties style:use-window-font-color="true" style:font-name="Arial1" fo:font-size="14pt" fo:font-weight="bold" style:font-size-asian="14pt" style:font-weight-asian="bold" style:font-size-complex="14pt" style:font-weight-complex="bold"/>
    </style:style>
    <style:style style:name="T15"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16" style:family="text">
      <style:text-properties style:use-window-font-color="true" style:font-name="Arial1" fo:font-size="16pt" fo:font-weight="bold" style:font-size-asian="16pt" style:font-weight-asian="bold" style:font-size-complex="16pt" style:font-weight-complex="bold"/>
    </style:style>
    <style:style style:name="T17"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18" style:family="text">
      <style:text-properties style:use-window-font-color="true" style:font-name="Arial1" fo:font-size="16pt" fo:font-style="normal" fo:font-weight="normal" style:font-size-asian="16pt" style:font-style-asian="normal" style:font-weight-asian="normal" style:font-size-complex="16pt" style:font-style-complex="normal" style:font-weight-complex="normal"/>
    </style:style>
    <style:style style:name="T19" style:family="text">
      <style:text-properties style:use-window-font-color="true" fo:font-size="12pt" fo:language="sv" fo:country="SE" style:font-size-asian="12pt" style:font-name-complex="Arial1" style:font-size-complex="12pt"/>
    </style:style>
    <style:style style:name="T20" style:family="text">
      <style:text-properties fo:font-size="12pt" fo:font-weight="bold" style:font-size-asian="12pt" style:font-weight-asian="bold" style:font-size-complex="12pt" style:font-weight-complex="bold"/>
    </style:style>
    <style:style style:name="T21" style:family="text">
      <style:text-properties fo:background-color="transparent"/>
    </style:style>
    <style:style style:name="T2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Default_20_Paragraph_20_Font"><text:span text:style-name="T1"><text:tab/><text:tab/><text:tab/><text:tab/><text:tab/><text:tab/><text:tab/><text:tab/>Projekt: Sorting Industrial Robot</text:span></text:span></text:p>
      <text:p text:style-name="P11"><text:span text:style-name="Default_20_Paragraph_20_Font"><text:span text:style-name="T1"><text:tab/><text:tab/><text:tab/><text:tab/><text:tab/><text:tab/><text:tab/><text:tab/>Dato: 11-02-2011</text:span></text:span></text:p>
      <text:p text:style-name="P12"><text:tab/><text:tab/><text:tab/><text:tab/><text:tab/><text:tab/><text:tab/><text:tab/></text:p>
      <text:p text:style-name="P12"/>
      <text:p text:style-name="P12"/>
      <text:p text:style-name="P12"/>
      <text:p text:style-name="P12"/>
      <text:p text:style-name="P12"/>
      <text:p text:style-name="P12"/>
      <text:p text:style-name="P12"/>
      <text:p text:style-name="P12"/>
      <text:p text:style-name="P12"/>
      <text:p text:style-name="P12"/>
      <text:p text:style-name="P25">Titel:</text:p>
      <text:p text:style-name="P13"/>
      <text:p text:style-name="P14">Accepttestrapport</text:p>
      <text:p text:style-name="P14">for </text:p>
      <text:p text:style-name="P14">Sorting Industrial Robot</text:p>
      <text:p text:style-name="P14">(SIR)</text:p>
      <text:p text:style-name="P4"/>
      <text:p text:style-name="P5"><text:s/></text:p>
      <text:p text:style-name="P6"/>
      <text:p text:style-name="P6"/>
      <text:p text:style-name="P6"/>
      <text:p text:style-name="P6"/>
      <text:p text:style-name="P7">RoboGO</text:p>
      <text:p text:style-name="P2"/>
      <text:p text:style-name="P8"><text:span text:style-name="Default_20_Paragraph_20_Font"><text:span text:style-name="T20">Versionshistorik</text:span></text:span></text:p>
      <text:p text:style-name="P23"><text:span text:style-name="Default_20_Paragraph_20_Font"><text:span text:style-name="T20"/></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15">Ver.</text:p>
          </table:table-cell>
          <table:table-cell table:style-name="Tabel3.A1" office:value-type="string">
            <text:p text:style-name="P15">Dato</text:p>
          </table:table-cell>
          <table:table-cell table:style-name="Tabel3.A1" office:value-type="string">
            <text:p text:style-name="P15">Initialer</text:p>
          </table:table-cell>
          <table:table-cell table:style-name="Tabel3.A1" office:value-type="string">
            <text:p text:style-name="P15">Beskrivelse</text:p>
          </table:table-cell>
        </table:table-row>
        <table:table-row>
          <table:table-cell table:style-name="Tabel3.A1" office:value-type="string">
            <text:p text:style-name="P17">0.1</text:p>
          </table:table-cell>
          <table:table-cell table:style-name="Tabel3.A1" office:value-type="string">
            <text:p text:style-name="P20">11-02-12</text:p>
          </table:table-cell>
          <table:table-cell table:style-name="Tabel3.A1" office:value-type="string">
            <text:p text:style-name="P20">RHT</text:p>
          </table:table-cell>
          <table:table-cell table:style-name="Tabel3.A1" office:value-type="string">
            <text:p text:style-name="P18">Første udkast.</text:p>
          </table:table-cell>
        </table:table-row>
        <table:table-row table:style-name="Tabel3.3">
          <table:table-cell table:style-name="Tabel3.A1" office:value-type="string">
            <text:p text:style-name="P20">0.2</text:p>
          </table:table-cell>
          <table:table-cell table:style-name="Tabel3.A1" office:value-type="string">
            <text:p text:style-name="P20">16-02-12</text:p>
          </table:table-cell>
          <table:table-cell table:style-name="Tabel3.A1" office:value-type="string">
            <text:p text:style-name="P20">RHT</text:p>
          </table:table-cell>
          <table:table-cell table:style-name="Tabel3.A1" office:value-type="string">
            <text:p text:style-name="P18">Indsat firmanavn og produktnavn.</text:p>
          </table:table-cell>
        </table:table-row>
        <table:table-row>
          <table:table-cell table:style-name="Tabel3.A4" office:value-type="string">
            <text:p text:style-name="P20">0.3</text:p>
          </table:table-cell>
          <table:table-cell table:style-name="Tabel3.A4" office:value-type="string">
            <text:p text:style-name="P20">07-03-12</text:p>
          </table:table-cell>
          <table:table-cell table:style-name="Tabel3.A4" office:value-type="string">
            <text:p text:style-name="P20">NIQ</text:p>
          </table:table-cell>
          <table:table-cell table:style-name="Tabel3.A4" office:value-type="string">
            <text:p text:style-name="P18">Rettet format fejl</text:p>
          </table:table-cell>
        </table:table-row>
        <table:table-row>
          <table:table-cell table:style-name="Tabel3.A1" office:value-type="string">
            <text:p text:style-name="P20">1.1</text:p>
          </table:table-cell>
          <table:table-cell table:style-name="Tabel3.A1" office:value-type="string">
            <text:p text:style-name="P18"/>
          </table:table-cell>
          <table:table-cell table:style-name="Tabel3.A1" office:value-type="string">
            <text:p text:style-name="P20"/>
          </table:table-cell>
          <table:table-cell table:style-name="Tabel3.A1" office:value-type="string">
            <text:p text:style-name="P19"/>
          </table:table-cell>
        </table:table-row>
        <table:table-row>
          <table:table-cell table:style-name="Tabel3.A1" office:value-type="string">
            <text:p text:style-name="P20">1.2</text:p>
          </table:table-cell>
          <table:table-cell table:style-name="Tabel3.A1" office:value-type="string">
            <text:p text:style-name="P20"/>
          </table:table-cell>
          <table:table-cell table:style-name="Tabel3.A1" office:value-type="string">
            <text:p text:style-name="P20"/>
          </table:table-cell>
          <table:table-cell table:style-name="Tabel3.A1" office:value-type="string">
            <text:p text:style-name="P21"/>
          </table:table-cell>
        </table:table-row>
        <table:table-row>
          <table:table-cell table:style-name="Tabel3.A4" office:value-type="string">
            <text:p text:style-name="P20">1.3</text:p>
          </table:table-cell>
          <table:table-cell table:style-name="Tabel3.A4" office:value-type="string">
            <text:p text:style-name="P20"/>
          </table:table-cell>
          <table:table-cell table:style-name="Tabel3.A4" office:value-type="string">
            <text:p text:style-name="P20"/>
          </table:table-cell>
          <table:table-cell table:style-name="Tabel3.A4" office:value-type="string">
            <text:p text:style-name="P21"/>
          </table:table-cell>
        </table:table-row>
      </table:table>
      <text:p text:style-name="Standard"/>
      <text:p text:style-name="P15">Godkendelsesformular</text:p>
      <text:p text:style-name="P15"/>
      <table:table table:name="Table6" table:style-name="Table6">
        <table:table-column table:style-name="Table6.A"/>
        <table:table-column table:style-name="Table6.B"/>
        <table:table-row>
          <table:table-cell table:style-name="Table6.A1" office:value-type="string">
            <text:p text:style-name="P15">Forfatter(e):</text:p>
          </table:table-cell>
          <table:table-cell table:style-name="Table6.A1" office:value-type="string">
            <text:p text:style-name="P22">Søren Howe Gersager(10430)</text:p>
            <text:p text:style-name="P10"><text:span text:style-name="Standardskrifttype_20_i_20_afsnit"><text:span text:style-name="T3">Cong Thanh Dao(10517)</text:span></text:span></text:p>
            <text:p text:style-name="P10"><text:span text:style-name="Standardskrifttype_20_i_20_afsnit"><text:span text:style-name="T3">Yusuf Tezel(10568)</text:span></text:span></text:p>
            <text:p text:style-name="P10"><text:span text:style-name="Standardskrifttype_20_i_20_afsnit"><text:span text:style-name="T3">Nicolaj Quottrup(10754)</text:span></text:span></text:p>
            <text:p text:style-name="P10"><text:span text:style-name="Standardskrifttype_20_i_20_afsnit"><text:span text:style-name="T3">René Høgh Thomsen(10778)</text:span></text:span></text:p>
            <text:p text:style-name="P10"><text:span text:style-name="Standardskrifttype_20_i_20_afsnit"><text:span text:style-name="T5">Michael Batz Hansen(10791)</text:span></text:span></text:p>
            <text:p text:style-name="P24"><text:span text:style-name="Standardskrifttype_20_i_20_afsnit"><text:span text:style-name="T19">Sam Luu Tong(10898)</text:span></text:span></text:p>
          </table:table-cell>
        </table:table-row>
        <table:table-row>
          <table:table-cell table:style-name="Table6.A1" office:value-type="string">
            <text:p text:style-name="P15">Godkendes af:</text:p>
          </table:table-cell>
          <table:table-cell table:style-name="Table6.A1" office:value-type="string">
            <text:p text:style-name="P3">Poul Ejnar Rovsing</text:p>
          </table:table-cell>
        </table:table-row>
        <table:table-row>
          <table:table-cell table:style-name="Table6.A1" office:value-type="string">
            <text:p text:style-name="P15">Projektnr:</text:p>
          </table:table-cell>
          <table:table-cell table:style-name="Table6.B3" office:value-type="float" office:value="1">
            <text:p text:style-name="P18">1</text:p>
          </table:table-cell>
        </table:table-row>
        <table:table-row>
          <table:table-cell table:style-name="Table6.A1" office:value-type="string">
            <text:p text:style-name="P15">Filnavn:</text:p>
          </table:table-cell>
          <table:table-cell table:style-name="Table6.A1" office:value-type="string">
            <text:p text:style-name="P18">Accepttest.odt</text:p>
            <text:p text:style-name="P18">Accepttest.pdf</text:p>
          </table:table-cell>
        </table:table-row>
        <table:table-row>
          <table:table-cell table:style-name="Table6.A1" office:value-type="string">
            <text:p text:style-name="P15">Antal sider:</text:p>
          </table:table-cell>
          <table:table-cell table:style-name="Table6.A1" office:value-type="string">
            <text:p text:style-name="P17"><text:page-count>12</text:page-count></text:p>
          </table:table-cell>
        </table:table-row>
        <table:table-row>
          <table:table-cell table:style-name="Table6.A1" office:value-type="string">
            <text:p text:style-name="P15">Kunde:</text:p>
          </table:table-cell>
          <table:table-cell table:style-name="Table6.A1" office:value-type="string">
            <text:p text:style-name="P20">Robotic Global Organization(RoboGO)</text:p>
            <text:p text:style-name="P16"/>
          </table:table-cell>
        </table:table-row>
      </table:table>
      <text:p text:style-name="Standard"/>
      <text:p text:style-name="P9">Ved underskrivelse af dette dokument accepteres det af begge parter, som værende kravene til udviklingen af det ønskede system.</text:p>
      <text:p text:style-name="P18"/>
      <text:p text:style-name="P9">Sted og dato:</text:p>
      <text:p text:style-name="P18"/>
      <text:p text:style-name="P18"/>
      <text:p text:style-name="P18"/>
      <text:p text:style-name="P18">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6"><text:tab/><text:tab/><text:tab/></text:span></text:span><text:span text:style-name="Standardskrifttype_20_i_20_afsnit"><text:span text:style-name="T10">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9">Indholdsfortegnelse</text:p>
          </text:index-title>
          <text:p text:style-name="P50">1. Indledning<text:tab/>4</text:p>
          <text:p text:style-name="P51">1.1 Formål<text:tab/>4</text:p>
          <text:p text:style-name="P51">1.2 Referencer<text:tab/>4</text:p>
          <text:p text:style-name="P51">1.3 Omfang<text:tab/>5</text:p>
          <text:p text:style-name="P51">1.4 Godkendelses kriterier<text:tab/>5</text:p>
          <text:p text:style-name="P51">1.5 Definitioner<text:tab/>6</text:p>
          <text:p text:style-name="P50">2. Testspecifikation<text:tab/>7</text:p>
          <text:p text:style-name="P51">2.1 Hardware og Software ID<text:tab/>7</text:p>
          <text:p text:style-name="P51">2.2 Testsystemet<text:tab/>8</text:p>
          <text:p text:style-name="P51">2.3 Identifikation af testobjekter<text:tab/>9</text:p>
          <text:p text:style-name="P51">2.4 Testobjekt forberedelse<text:tab/>10</text:p>
          <text:p text:style-name="P51">2.5 Testmiljø<text:tab/>10</text:p>
          <text:p text:style-name="P50">3. Testprocedure<text:tab/>11</text:p>
          <text:p text:style-name="P51">3.1 Test af funktionelle krav<text:tab/>11</text:p>
          <text:p text:style-name="P51">3.2 Test af øvrige specifikke krav<text:tab/>11</text:p>
          <text:p text:style-name="P51">3.3 Test af grænseflader<text:tab/>11</text:p>
          <text:p text:style-name="P50">4. Godkendelse<text:tab/>12</text:p>
        </text:index-body>
      </text:table-of-content>
      <text:p text:style-name="Standard"><text:span text:style-name="Standardskrifttype_20_i_20_afsnit"><text:span text:style-name="T2"/></text:span></text:p>
      <text:p text:style-name="Standard"/>
      <text:h text:style-name="P47" text:outline-level="1"><text:span text:style-name="Standardskrifttype_20_i_20_afsnit"><text:span text:style-name="T16">1. Indledning</text:span></text:span></text:h>
      <text:h text:style-name="P48" text:outline-level="2"><text:span text:style-name="Standardskrifttype_20_i_20_afsnit"><text:span text:style-name="T15">1.1 Formål</text:span></text:span></text:h>
      <text:p text:style-name="P33"><text:span text:style-name="Standardskrifttype_20_i_20_afsnit"><text:span text:style-name="T9">Dette dokument indeholder en accepttestspecifikation for systemet kaldet SIR, Sorting Industrial Robot. Dokumentet specificerer accepttesten og vil i udfyldt stand senere udgøre accepttestrapporten. </text:span></text:span></text:p>
      <text:p text:style-name="P33"><text:span text:style-name="Standardskrifttype_20_i_20_afsnit"><text:span text:style-name="T9">For at teste SIR udføres tre niveauer af test:</text:span></text:span></text:p>
      <text:p text:style-name="P38"><text:span text:style-name="Standardskrifttype_20_i_20_afsnit"><text:span text:style-name="T11">1. Enhedstest</text:span></text:span><text:span text:style-name="Standardskrifttype_20_i_20_afsnit"><text:span text:style-name="T12">: </text:span></text:span></text:p>
      <text:p text:style-name="P39">Dette omfatter test af de enkelte funktioner implementeret i klasserne (modulerne) som softwaren sammenstykkes af.</text:p>
      <text:p text:style-name="P39"/>
      <text:p text:style-name="P38"><text:span text:style-name="Standardskrifttype_20_i_20_afsnit"><text:span text:style-name="T11">2. Integrationstest</text:span></text:span><text:span text:style-name="Standardskrifttype_20_i_20_afsnit"><text:span text:style-name="T12">: </text:span></text:span></text:p>
      <text:p text:style-name="P39">Dette omfatter test af grænseflader mellem klasser (moduler), samt test af hele systemets funktionalitet.</text:p>
      <text:p text:style-name="P39"/>
      <text:p text:style-name="P38"><text:span text:style-name="Standardskrifttype_20_i_20_afsnit"><text:span text:style-name="T11">3. Accepttest</text:span></text:span><text:span text:style-name="Standardskrifttype_20_i_20_afsnit"><text:span text:style-name="T12">: </text:span></text:span></text:p>
      <text:p text:style-name="P39">Dette omfatter en test af funktionelle krav fra kravspecifikationen. Endvidere vil usikkerheder fra kravspecifikationen være gældende i accepttesten.</text:p>
      <text:p text:style-name="P39"><text:span text:style-name="Standardskrifttype_20_i_20_afsnit"><text:span text:style-name="T8">Dette dokument omhandler punkt tre i accepttesten.</text:span></text:span></text:p>
      <text:p text:style-name="P33"><text:span text:style-name="Standardskrifttype_20_i_20_afsnit"><text:span text:style-name="T9">Ændringer i accepttestspecifikationen beskrives i dokumentets versionshistorie, således der hurtigt kan spores tilbage på betydende ændringer. </text:span></text:span></text:p>
      <text:h text:style-name="P48" text:outline-level="2"><text:span text:style-name="Standardskrifttype_20_i_20_afsnit"><text:span text:style-name="T15">1.2 Referencer</text:span></text:span></text:h>
      <text:p text:style-name="P33"><text:span text:style-name="Standardskrifttype_20_i_20_afsnit"><text:span text:style-name="T9">I dette punkt indgår referencer til relevante projektdokumenter, som indgår i SIR:</text:span></text:span></text:p>
      <text:list xml:id="list27286103" text:style-name="L3">
        <text:list-item>
          <text:p text:style-name="P43"><text:span text:style-name="Standardskrifttype_20_i_20_afsnit"><text:span text:style-name="T9">Kravspecifikation</text:span></text:span></text:p>
        </text:list-item>
        <text:list-item>
          <text:p text:style-name="P43"><text:span text:style-name="Standardskrifttype_20_i_20_afsnit"><text:span text:style-name="T9">Produktoplæg (findes på </text:span></text:span><text:a xlink:type="simple" xlink:href="http://kurser.iha.dk/eit/i4prj4/"><text:span text:style-name="Standardskrifttype_20_i_20_afsnit">http://kurser.iha.dk/eit/i4prj4/</text:span></text:a><text:span text:style-name="Standardskrifttype_20_i_20_afsnit"><text:span text:style-name="T9"> )</text:span></text:span></text:p>
        </text:list-item>
      </text:list>
      <text:p text:style-name="P33"><text:span text:style-name="Standardskrifttype_20_i_20_afsnit"><text:span text:style-name="T9"/></text:span></text:p>
      <text:h text:style-name="P48" text:outline-level="2"><text:soft-page-break/><text:span text:style-name="Standardskrifttype_20_i_20_afsnit"><text:span text:style-name="T15">1.3 Omfang</text:span></text:span></text:h>
      <text:p text:style-name="P33"><text:span text:style-name="Standardskrifttype_20_i_20_afsnit"><text:span text:style-name="T9">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48" text:outline-level="2"><text:span text:style-name="Standardskrifttype_20_i_20_afsnit"><text:span text:style-name="T15">1.4 Godkendelses kriterier</text:span></text:span></text:h>
      <text:p text:style-name="P37">Godkendelsen af accepttesten består af to trin:</text:p>
      <text:p text:style-name="P37"/>
      <text:p text:style-name="P37">1. Godkendelse af accepttestspecifikationen. Dette gøres på side to af dokumentet i "godkendes af" feltet.</text:p>
      <text:p text:style-name="P38"><text:span text:style-name="Standardskrifttype_20_i_20_afsnit"><text:span text:style-name="T7">2. Godkendelse af selve accepttesten. Dette gøres i </text:span></text:span><text:span text:style-name="Standardskrifttype_20_i_20_afsnit"><text:span text:style-name="T13">'Godkendelse'</text:span></text:span><text:span text:style-name="Standardskrifttype_20_i_20_afsnit"><text:span text:style-name="T7">.</text:span></text:span></text:p>
      <text:p text:style-name="P37"/>
      <text:p text:style-name="P37">Accepttesten er afsluttet, når de testspecificerede cases er gennemført og godkendt.</text:p>
      <text:p text:style-name="P37">Hvis der under accepttesten opstår fejl, der umuliggør fortsat udførsel af de efterfølgende test cases, afbrydes accepttesten.</text:p>
      <text:p text:style-name="P37"/>
      <text:p text:style-name="P37">Hvis der opstår fejl i enkelte test cases; men fortsat accepttest er mulig, underkendes den enkelte test, og accepttesten forsættes med efterfølgende test cases.</text:p>
      <text:p text:style-name="P37"><text:span text:style-name="Standardskrifttype_20_i_20_afsnit"><text:span text:style-name="T22">Såfremt en test afbrydes, eller et test case underkendes, skal der udfærdiges en problemrapport, der beskriver årsagen til underkendelse.</text:span></text:span></text:p>
      <text:p text:style-name="P37"><text:span text:style-name="Standardskrifttype_20_i_20_afsnit"><text:span text:style-name="T8"/></text:span></text:p>
      <text:p text:style-name="P37"><text:span text:style-name="Standardskrifttype_20_i_20_afsnit"><text:span text:style-name="T8"/></text:span></text:p>
      <text:p text:style-name="P37"><text:span text:style-name="Standardskrifttype_20_i_20_afsnit"><text:span text:style-name="T8"/></text:span></text:p>
      <text:p text:style-name="P37"><text:span text:style-name="Standardskrifttype_20_i_20_afsnit"><text:span text:style-name="T8"/></text:span></text:p>
      <text:p text:style-name="P37"><text:span text:style-name="Standardskrifttype_20_i_20_afsnit"><text:span text:style-name="T8"/></text:span></text:p>
      <text:p text:style-name="P37"><text:span text:style-name="Standardskrifttype_20_i_20_afsnit"><text:span text:style-name="T8"/></text:span></text:p>
      <text:p text:style-name="P37"><text:span text:style-name="Standardskrifttype_20_i_20_afsnit"><text:span text:style-name="T8"/></text:span></text:p>
      <text:p text:style-name="P37"><text:span text:style-name="Standardskrifttype_20_i_20_afsnit"><text:span text:style-name="T8"/></text:span></text:p>
      <text:p text:style-name="P37"><text:span text:style-name="Standardskrifttype_20_i_20_afsnit"><text:span text:style-name="T8"/></text:span></text:p>
      <text:p text:style-name="P37"><text:span text:style-name="Standardskrifttype_20_i_20_afsnit"><text:span text:style-name="T8"/></text:span></text:p>
      <text:h text:style-name="P48" text:outline-level="2"><text:soft-page-break/><text:span text:style-name="Standardskrifttype_20_i_20_afsnit"><text:span text:style-name="T15">1.5 Definitioner</text:span></text:span></text:h>
      <table:table table:name="Tabel5" table:style-name="Tabel5">
        <table:table-column table:style-name="Tabel5.A"/>
        <table:table-column table:style-name="Tabel5.B"/>
        <table:table-row>
          <table:table-cell table:style-name="Tabel5.A1" office:value-type="string">
            <text:p text:style-name="P37">Accepttestspecifikation</text:p>
          </table:table-cell>
          <table:table-cell table:style-name="Tabel5.A1" office:value-type="string">
            <text:p text:style-name="P37">Dokument som specificerer test af funktionelle krav fra kravspecifikationen. Specifikation godkendes på forsiden i henhold til kvalitetsplanen.</text:p>
            <text:p text:style-name="P37"/>
          </table:table-cell>
        </table:table-row>
        <table:table-row>
          <table:table-cell table:style-name="Tabel5.A1" office:value-type="string">
            <text:p text:style-name="P37">Accepttestrapport</text:p>
          </table:table-cell>
          <table:table-cell table:style-name="Tabel5.A1" office:value-type="string">
            <text:p text:style-name="P37">I udfyldt stand vil accepttesten udgøre en rapport. Rapporten godkendes i afsnit 4.</text:p>
            <text:p text:style-name="P37"/>
          </table:table-cell>
        </table:table-row>
        <table:table-row>
          <table:table-cell table:style-name="Tabel5.A1" office:value-type="string">
            <text:p text:style-name="P37">Internt testobjekt</text:p>
          </table:table-cell>
          <table:table-cell table:style-name="Tabel5.A1" office:value-type="string">
            <text:p text:style-name="P37">De objekter/testemner der er omfattet af denne accepttest</text:p>
          </table:table-cell>
        </table:table-row>
        <table:table-row>
          <table:table-cell table:style-name="Tabel5.A1" office:value-type="string">
            <text:p text:style-name="P37">Eksternt testobjekt</text:p>
          </table:table-cell>
          <table:table-cell table:style-name="Tabel5.A1" office:value-type="string">
            <text:p text:style-name="P37">Objekt der anvendes for at kunne udføre testen men som ikke er omfattet af godkendelse af accepttesten. En defekt fundet i et testobjekt vil således ikke umiddelbart kunne medføre underkendelse af accepttesten.</text:p>
            <text:p text:style-name="P37"/>
          </table:table-cell>
        </table:table-row>
      </table:table>
      <text:p text:style-name="P33"><text:span text:style-name="Standardskrifttype_20_i_20_afsnit"><text:span text:style-name="T14"/></text:span></text:p>
      <text:p text:style-name="P33"><text:span text:style-name="Standardskrifttype_20_i_20_afsnit"><text:span text:style-name="T14">1.6 Dokumentets opbygning</text:span></text:span></text:p>
      <text:p text:style-name="P37">Afsnit 1.<text:tab/>Introduc<text:span text:style-name="T21">ere</text:span>r dokumentet og forklarer reglerne for anvendelse af dokumentet.</text:p>
      <text:p text:style-name="P37"/>
      <text:p text:style-name="P37">Afsnit 2.<text:tab/>Specifikation af testen; identifikation af hardware og software, testoversigt, <text:tab/><text:tab/>testobjekter, testforberedelse og miljø (omgivelser).</text:p>
      <text:p text:style-name="P37"/>
      <text:p text:style-name="P37">Afsnit 3.<text:tab/>Beskrivelse af testprocedurer og deres tilknyttede test cases. </text:p>
      <text:p text:style-name="P37"/>
      <text:p text:style-name="P37">Afsnit 4.<text:tab/>Godkendelse efter udført test.</text:p>
      <text:p text:style-name="P12"/>
      <text:p text:style-name="P12"/>
      <text:p text:style-name="P12"/>
      <text:p text:style-name="P12"/>
      <text:p text:style-name="P12"/>
      <text:p text:style-name="P12"/>
      <text:p text:style-name="P12"/>
      <text:p text:style-name="P12"/>
      <text:p text:style-name="P12"/>
      <text:h text:style-name="P46" text:outline-level="1"><text:soft-page-break/><text:span text:style-name="Standardskrifttype_20_i_20_afsnit"><text:span text:style-name="T16">2. Testspecifikation</text:span></text:span></text:h>
      <text:p text:style-name="Standard">Testspecifikation for SIR</text:p>
      <text:h text:style-name="P48" text:outline-level="2"><text:span text:style-name="Standardskrifttype_20_i_20_afsnit"><text:span text:style-name="T15">2.1 Hardware og Software ID</text:span></text:span></text:h>
      <text:p text:style-name="P33"><text:span text:style-name="Standardskrifttype_20_i_20_afsnit"><text:span text:style-name="T9">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35">Software</text:p>
          </table:table-cell>
          <table:table-cell table:style-name="Software.A1" office:value-type="string">
            <text:p text:style-name="P35">Version</text:p>
          </table:table-cell>
          <table:table-cell table:style-name="Software.A1" office:value-type="string">
            <text:p text:style-name="P35">Udgivelses dato</text:p>
          </table:table-cell>
          <table:table-cell table:style-name="Software.D1" office:value-type="string">
            <text:p text:style-name="P35">Bemærkning</text:p>
          </table:table-cell>
        </table:table-row>
        <table:table-row>
          <table:table-cell table:style-name="Software.A2" office:value-type="string">
            <text:p text:style-name="P36">SIR</text:p>
          </table:table-cell>
          <table:table-cell table:style-name="Software.A2" office:value-type="string">
            <text:p text:style-name="P34">1.0</text:p>
          </table:table-cell>
          <table:table-cell table:style-name="Software.A2" office:value-type="string">
            <text:p text:style-name="P34"/>
          </table:table-cell>
          <table:table-cell table:style-name="Software.D2" office:value-type="string">
            <text:p text:style-name="P34"/>
          </table:table-cell>
        </table:table-row>
        <table:table-row>
          <table:table-cell table:style-name="Software.A2" office:value-type="string">
            <text:p text:style-name="P34">IDE</text:p>
          </table:table-cell>
          <table:table-cell table:style-name="Software.A2" office:value-type="string">
            <text:p text:style-name="P34">1.0</text:p>
          </table:table-cell>
          <table:table-cell table:style-name="Software.A2" office:value-type="string">
            <text:p text:style-name="P34"/>
          </table:table-cell>
          <table:table-cell table:style-name="Software.D2" office:value-type="string">
            <text:p text:style-name="P34"/>
          </table:table-cell>
        </table:table-row>
        <table:table-row>
          <table:table-cell table:style-name="Software.A2" office:value-type="string">
            <text:p text:style-name="P34">Simulation</text:p>
          </table:table-cell>
          <table:table-cell table:style-name="Software.A2" office:value-type="string">
            <text:p text:style-name="P34">1.0</text:p>
          </table:table-cell>
          <table:table-cell table:style-name="Software.A2" office:value-type="string">
            <text:p text:style-name="P34"/>
          </table:table-cell>
          <table:table-cell table:style-name="Software.D2" office:value-type="string">
            <text:p text:style-name="P34"/>
          </table:table-cell>
        </table:table-row>
      </table:table>
      <text:p text:style-name="P33"><text:span text:style-name="Standardskrifttype_20_i_20_afsnit"><text:span text:style-name="T9"/></text:span></text:p>
      <text:p text:style-name="P33"><text:span text:style-name="Standardskrifttype_20_i_20_afsnit"><text:span text:style-name="T9">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35">Hardware</text:p>
          </table:table-cell>
          <table:table-cell table:style-name="Hardware.A1" office:value-type="string">
            <text:p text:style-name="P35">Version</text:p>
          </table:table-cell>
          <table:table-cell table:style-name="Hardware.A1" office:value-type="string">
            <text:p text:style-name="P35">Udgivelses dato</text:p>
          </table:table-cell>
          <table:table-cell table:style-name="Hardware.D1" office:value-type="string">
            <text:p text:style-name="P35">Bemærkning</text:p>
          </table:table-cell>
        </table:table-row>
        <table:table-row>
          <table:table-cell table:style-name="Hardware.A2" office:value-type="string">
            <text:p text:style-name="P34">Scorbot ER 4-U</text:p>
          </table:table-cell>
          <table:table-cell table:style-name="Hardware.A2" office:value-type="string">
            <text:p text:style-name="P34">-</text:p>
          </table:table-cell>
          <table:table-cell table:style-name="Hardware.A2" office:value-type="string">
            <text:p text:style-name="P34"/>
          </table:table-cell>
          <table:table-cell table:style-name="Hardware.D2" office:value-type="string">
            <text:p text:style-name="P34"/>
          </table:table-cell>
        </table:table-row>
        <table:table-row>
          <table:table-cell table:style-name="Hardware.A2" office:value-type="string">
            <text:p text:style-name="P34">Vægt</text:p>
          </table:table-cell>
          <table:table-cell table:style-name="Hardware.A2" office:value-type="string">
            <text:p text:style-name="P34">1.0</text:p>
          </table:table-cell>
          <table:table-cell table:style-name="Hardware.A2" office:value-type="string">
            <text:p text:style-name="P34"/>
          </table:table-cell>
          <table:table-cell table:style-name="Hardware.D2" office:value-type="string">
            <text:p text:style-name="P34"/>
          </table:table-cell>
        </table:table-row>
      </table:table>
      <text:h text:style-name="P48" text:outline-level="2"><text:soft-page-break/><text:span text:style-name="Standardskrifttype_20_i_20_afsnit"><text:span text:style-name="T9"/></text:span></text:h>
      <text:h text:style-name="P48" text:outline-level="2"><text:span text:style-name="Standardskrifttype_20_i_20_afsnit"><text:span text:style-name="T15">2.2 Testsystemet</text:span></text:span></text:h>
      <text:p text:style-name="P33"><draw:frame draw:style-name="fr1" draw:name="grafik1" text:anchor-type="paragraph" svg:width="13.361cm" svg:height="9.551cm" draw:z-index="0"><draw:image xlink:href="Pictures/20000007000034320000255010E527F9.svm" xlink:type="simple" xlink:show="embed" xlink:actuate="onLoad"/></draw:frame></text:p>
      <text:p text:style-name="P33"><draw:frame draw:style-name="fr1" draw:name="grafik2" text:anchor-type="paragraph" svg:width="12.541cm" svg:height="8.363cm" draw:z-index="1"><draw:image xlink:href="Pictures/20000007000030FE000020AA01C8F1F3.svm" xlink:type="simple" xlink:show="embed" xlink:actuate="onLoad"/></draw:frame><text:soft-page-break/>SIR main programmet, IDE og simulations programmet eksekveres på en PC, som er forbundet til en USB Controller. Via USB controlleren styres Scorbot armen, vægten og transportbåndet. </text:p>
      <text:p text:style-name="P33">VÆGT?..............</text:p>
      <text:h text:style-name="P48" text:outline-level="2"><text:span text:style-name="Standardskrifttype_20_i_20_afsnit"><text:span text:style-name="T15">2.3 Identifikation af testobjekter</text:span></text:span></text:h>
      <text:p text:style-name="P33"><text:span text:style-name="Standardskrifttype_20_i_20_afsnit"><text:span text:style-name="T9">Interne testobjekter:</text:span></text:span></text:p>
      <text:list xml:id="list27260593" text:style-name="L1">
        <text:list-item>
          <text:p text:style-name="P41"><text:span text:style-name="Standardskrifttype_20_i_20_afsnit"><text:span text:style-name="T9">SIR main program</text:span></text:span></text:p>
        </text:list-item>
        <text:list-item>
          <text:p text:style-name="P41"><text:span text:style-name="Standardskrifttype_20_i_20_afsnit"><text:span text:style-name="T9">IDE </text:span></text:span></text:p>
        </text:list-item>
        <text:list-item>
          <text:p text:style-name="P41"><text:span text:style-name="Standardskrifttype_20_i_20_afsnit"><text:span text:style-name="T9">Simulation's program</text:span></text:span></text:p>
        </text:list-item>
        <text:list-item>
          <text:p text:style-name="P41"><text:span text:style-name="Standardskrifttype_20_i_20_afsnit"><text:span text:style-name="T9">EL del til vægt</text:span></text:span></text:p>
        </text:list-item>
      </text:list>
      <text:p text:style-name="P33"><text:span text:style-name="Standardskrifttype_20_i_20_afsnit"><text:span text:style-name="T9">Eksterne testobjekter</text:span></text:span></text:p>
      <text:list xml:id="list27246264" text:style-name="L2">
        <text:list-item>
          <text:p text:style-name="P42"><text:span text:style-name="Standardskrifttype_20_i_20_afsnit"><text:span text:style-name="T9">Scorbot ER 4-U</text:span></text:span></text:p>
        </text:list-item>
        <text:list-item>
          <text:p text:style-name="P42"><text:span text:style-name="Standardskrifttype_20_i_20_afsnit"><text:span text:style-name="T9">Vejevellen</text:span></text:span></text:p>
        </text:list-item>
        <text:list-item>
          <text:p text:style-name="P42"><text:span text:style-name="Standardskrifttype_20_i_20_afsnit"><text:span text:style-name="T9">Transportbåndet</text:span></text:span></text:p>
        </text:list-item>
        <text:list-item>
          <text:p text:style-name="P42"><text:span text:style-name="Standardskrifttype_20_i_20_afsnit"><text:span text:style-name="T9">USB controller</text:span></text:span></text:p>
        </text:list-item>
      </text:list>
      <text:h text:style-name="P48" text:outline-level="2"><text:soft-page-break/><text:span text:style-name="Standardskrifttype_20_i_20_afsnit"><text:span text:style-name="T15">2.4 Testobjekt forberedelse</text:span></text:span></text:h>
      <text:p text:style-name="P33"><text:span text:style-name="Standardskrifttype_20_i_20_afsnit"><text:span text:style-name="T9">Der skal som minimum være forbindelse til IHA's Intranet, hvor der kan forbindes til IHA's SQL database. Scorbot, transportbåndet, sensorerne skal være i de faste positioner, da de blev udleveret. Vægten skal placeres i den forud defineret position.</text:span></text:span></text:p>
      <text:p text:style-name="P33"><text:span text:style-name="Standardskrifttype_20_i_20_afsnit"><text:span text:style-name="T9"/></text:span></text:p>
      <text:h text:style-name="P48" text:outline-level="2"><text:span text:style-name="Standardskrifttype_20_i_20_afsnit"><text:span text:style-name="T15">2.5 Testmiljø</text:span></text:span></text:h>
      <text:p text:style-name="P33"><text:span text:style-name="Standardskrifttype_20_i_20_afsnit"><text:span text:style-name="T9">Der skal testes i et ikke støvet og fugtigt lokale. Temperaturen i lokalet skal være mellem 10 – 30 graders celsius. Der må ikke være direkte sollys på testobjekterne. Alt nydelse af mad og drikkevarer må ikke forgå ved siden af testobjekterne.</text:span></text:span></text:p>
      <text:h text:style-name="P47" text:outline-level="1"><text:span text:style-name="Standardskrifttype_20_i_20_afsnit"><text:span text:style-name="T17">3. Testprocedure</text:span></text:span></text:h>
      <text:h text:style-name="P48" text:outline-level="2"><text:span text:style-name="Standardskrifttype_20_i_20_afsnit"><text:span text:style-name="T15">3.1 Test af funktionelle krav</text:span></text:span></text:h>
      <text:p text:style-name="P33"><text:span text:style-name="Standardskrifttype_20_i_20_afsnit"><text:span text:style-name="T9">Use cases.</text:span></text:span></text:p>
      <text:h text:style-name="P48" text:outline-level="2"><text:span text:style-name="Standardskrifttype_20_i_20_afsnit"><text:span text:style-name="T15">3.2 Test af øvrige specifikke krav</text:span></text:span></text:h>
      <text:p text:style-name="P33"><text:span text:style-name="Standardskrifttype_20_i_20_afsnit"><text:span text:style-name="T9">Tekst.</text:span></text:span></text:p>
      <text:h text:style-name="P48" text:outline-level="2"><text:span text:style-name="Standardskrifttype_20_i_20_afsnit"><text:span text:style-name="T15">3.3 Test af grænseflader</text:span></text:span></text:h>
      <text:p text:style-name="P33"><text:span text:style-name="Standardskrifttype_20_i_20_afsnit"><text:span text:style-name="T9">Tekst.</text:span></text:span></text:p>
      <text:h text:style-name="P46" text:outline-level="1"><text:span text:style-name="Standardskrifttype_20_i_20_afsnit"><text:span text:style-name="T18"/></text:span></text:h>
      <text:h text:style-name="P47" text:outline-level="1"><text:span text:style-name="Standardskrifttype_20_i_20_afsnit"><text:span text:style-name="T17">4. Godkendelse</text:span></text:span></text:h>
      <text:p text:style-name="P27">Ved afslutningen af accepttesten skrives under på at alle verifikationer er gennemført som aftalt og at accepttesten er succesfuldt gennemført. Eksisterer der problemrapporter efter testen, så noteres antallet og disse vedlægges sammen med rapporten.</text:p>
      <text:p text:style-name="P27"/>
      <text:p text:style-name="P30">Alle verifikationer er gennemført tilfredsstillende <text:s/>_________</text:p>
      <text:p text:style-name="P29"/>
      <text:p text:style-name="P30">I modsat fald beskrives hvilken aktion, der aftales :</text:p>
      <text:p text:style-name="P29"/>
      <text:p text:style-name="P29"><text:tab/><text:tab/></text:p>
      <text:p text:style-name="P31"/>
      <text:p text:style-name="P32"/>
      <text:p text:style-name="P32"/>
      <text:p text:style-name="P32"/>
      <text:p text:style-name="P32"/>
      <text:p text:style-name="P32"/>
      <text:p text:style-name="P32"/>
      <text:p text:style-name="P32"/>
      <text:p text:style-name="P32"/>
      <text:p text:style-name="P32"/>
      <text:p text:style-name="P32"/>
      <text:p text:style-name="P32">Problemrapporter (antal): _________</text:p>
      <text:p text:style-name="P29"/>
      <text:p text:style-name="P31"/>
      <text:p text:style-name="P31"/>
      <text:p text:style-name="P26">____________________________________<text:tab/><text:tab/>_________________</text:p>
      <text:p text:style-name="P26">IHA - testansvarlig<text:tab/><text:tab/><text:tab/><text:tab/><text:tab/><text:tab/>dato</text:p>
      <text:p text:style-name="P28"/>
      <text:p text:style-name="P28"/>
      <text:p text:style-name="P26">____________________________________<text:tab/><text:tab/>_________________</text:p>
      <text:p text:style-name="P26"><text:span text:style-name="Standardskrifttype_20_i_20_afsnit"><text:span text:style-name="T8">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12</text:page-number> af <text:page-count>12</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text:page-number> af <text:page-count>12</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3-08T07:24:44.77</dc:date>
    <meta:editing-duration>PT1H58M32S</meta:editing-duration>
    <meta:editing-cycles>60</meta:editing-cycles>
    <meta:generator>LibreOffice/3.5$Windows_x86 LibreOffice_project/7e68ba2-a744ebf-1f241b7-c506db1-7d53735</meta:generator>
    <meta:document-statistic meta:table-count="5" meta:image-count="2" meta:object-count="0" meta:page-count="12" meta:paragraph-count="174" meta:word-count="885" meta:character-count="6442" meta:non-whitespace-character-count="5548"/>
  </office:meta>
</office:document-meta>
</file>